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5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5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5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5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5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5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5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5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5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5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5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5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5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5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5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5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5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5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5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5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5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5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5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5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5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5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5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5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5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5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5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5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076" calcext:value-type="float">
            <text:p>6.080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1992" calcext:value-type="float">
            <text:p>6.03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1616" calcext:value-type="float">
            <text:p>6.071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6064" calcext:value-type="float">
            <text:p>5.846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0488" calcext:value-type="float">
            <text:p>6.19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6312" calcext:value-type="float">
            <text:p>6.30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1448" calcext:value-type="float">
            <text:p>6.251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364" calcext:value-type="float">
            <text:p>6.263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1176" calcext:value-type="float">
            <text:p>6.36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0216" calcext:value-type="float">
            <text:p>6.30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8504" calcext:value-type="float">
            <text:p>6.31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58712" calcext:value-type="float">
            <text:p>6.45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9568" calcext:value-type="float">
            <text:p>6.44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4224" calcext:value-type="float">
            <text:p>6.364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6792" calcext:value-type="float">
            <text:p>6.33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40424" calcext:value-type="float">
            <text:p>6.44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45936" calcext:value-type="float">
            <text:p>6.34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37376" calcext:value-type="float">
            <text:p>6.43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6688" calcext:value-type="float">
            <text:p>6.266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4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46" calcext:value-type="float">
            <text:p>6.32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1928" calcext:value-type="float">
            <text:p>6.28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8024" calcext:value-type="float">
            <text:p>6.28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88608" calcext:value-type="float">
            <text:p>6.38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9256" calcext:value-type="float">
            <text:p>6.23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0696" calcext:value-type="float">
            <text:p>6.33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1072" calcext:value-type="float">
            <text:p>6.29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9464" calcext:value-type="float">
            <text:p>6.379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316" calcext:value-type="float">
            <text:p>6.23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5352" calcext:value-type="float">
            <text:p>6.24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484" calcext:value-type="float">
            <text:p>6.24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2576" calcext:value-type="float">
            <text:p>6.132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3536" calcext:value-type="float">
            <text:p>6.193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8192" calcext:value-type="float">
            <text:p>6.108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5728" calcext:value-type="float">
            <text:p>6.20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744" calcext:value-type="float">
            <text:p>6.1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12408" calcext:value-type="float">
            <text:p>6.312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5832" calcext:value-type="float">
            <text:p>6.2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9152" calcext:value-type="float">
            <text:p>6.169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888" calcext:value-type="float">
            <text:p>6.2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7064" calcext:value-type="float">
            <text:p>6.227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1656" calcext:value-type="float">
            <text:p>6.39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3056" calcext:value-type="float">
            <text:p>6.163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3432" calcext:value-type="float">
            <text:p>6.123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08776" calcext:value-type="float">
            <text:p>6.20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6104" calcext:value-type="float">
            <text:p>6.166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5624" calcext:value-type="float">
            <text:p>6.1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9-07 16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9736" calcext:value-type="float">
            <text:p>6.26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4872" calcext:value-type="float">
            <text:p>6.214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696" calcext:value-type="float">
            <text:p>6.1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0864" calcext:value-type="float">
            <text:p>6.15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6208" calcext:value-type="float">
            <text:p>6.23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792" calcext:value-type="float">
            <text:p>6.2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9528" calcext:value-type="float">
            <text:p>6.12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22" calcext:value-type="float">
            <text:p>6.17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7336" calcext:value-type="float">
            <text:p>6.11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4392" calcext:value-type="float">
            <text:p>6.184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8568" calcext:value-type="float">
            <text:p>6.06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2952" calcext:value-type="float">
            <text:p>6.09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2472" calcext:value-type="float">
            <text:p>6.062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8296" calcext:value-type="float">
            <text:p>6.17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60008" calcext:value-type="float">
            <text:p>6.160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11824" calcext:value-type="float">
            <text:p>6.211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6584" calcext:value-type="float">
            <text:p>6.196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7816" calcext:value-type="float">
            <text:p>6.147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7544" calcext:value-type="float">
            <text:p>6.257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72784" calcext:value-type="float">
            <text:p>6.272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75248" calcext:value-type="float">
            <text:p>6.17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0968" calcext:value-type="float">
            <text:p>6.22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4288" calcext:value-type="float">
            <text:p>6.114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4768" calcext:value-type="float">
            <text:p>6.144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81344" calcext:value-type="float">
            <text:p>6.181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5144" calcext:value-type="float">
            <text:p>6.105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4664" calcext:value-type="float">
            <text:p>6.07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5416" calcext:value-type="float">
            <text:p>5.995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6552" calcext:value-type="float">
            <text:p>6.0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38672" calcext:value-type="float">
            <text:p>6.138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3808" calcext:value-type="float">
            <text:p>6.08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0384" calcext:value-type="float">
            <text:p>6.1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6752" calcext:value-type="float">
            <text:p>6.016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3328" calcext:value-type="float">
            <text:p>6.05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0552" calcext:value-type="float">
            <text:p>5.94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0656" calcext:value-type="float">
            <text:p>6.01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7608" calcext:value-type="float">
            <text:p>6.007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0176" calcext:value-type="float">
            <text:p>5.98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2368" calcext:value-type="float">
            <text:p>5.992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5312" calcext:value-type="float">
            <text:p>5.92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4-24 15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5688" calcext:value-type="float">
            <text:p>5.88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6272" calcext:value-type="float">
            <text:p>5.986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02096" calcext:value-type="float">
            <text:p>6.102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9904" calcext:value-type="float">
            <text:p>6.08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1136" calcext:value-type="float">
            <text:p>6.041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98" calcext:value-type="float">
            <text:p>6.01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028" calcext:value-type="float">
            <text:p>6.05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74" calcext:value-type="float">
            <text:p>5.86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6648" calcext:value-type="float">
            <text:p>5.94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6544" calcext:value-type="float">
            <text:p>5.87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1512" calcext:value-type="float">
            <text:p>6.00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836" calcext:value-type="float">
            <text:p>5.92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7984" calcext:value-type="float">
            <text:p>5.96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4184" calcext:value-type="float">
            <text:p>6.04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1408" calcext:value-type="float">
            <text:p>5.93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3976" calcext:value-type="float">
            <text:p>5.90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7504" calcext:value-type="float">
            <text:p>5.93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2848" calcext:value-type="float">
            <text:p>6.02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788" calcext:value-type="float">
            <text:p>5.89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3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4352" calcext:value-type="float">
            <text:p>5.86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13704" calcext:value-type="float">
            <text:p>6.013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77712" calcext:value-type="float">
            <text:p>6.077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8088" calcext:value-type="float">
            <text:p>6.03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2648" calcext:value-type="float">
            <text:p>6.1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24016" calcext:value-type="float">
            <text:p>6.22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5792" calcext:value-type="float">
            <text:p>5.95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9424" calcext:value-type="float">
            <text:p>6.05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34456" calcext:value-type="float">
            <text:p>5.93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2-13 15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33744" calcext:value-type="float">
            <text:p>6.33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932" calcext:value-type="float">
            <text:p>5.98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5896" calcext:value-type="float">
            <text:p>6.02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98464" calcext:value-type="float">
            <text:p>5.998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4728" calcext:value-type="float">
            <text:p>5.82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264" calcext:value-type="float">
            <text:p>5.8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024" calcext:value-type="float">
            <text:p>5.7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8048" calcext:value-type="float">
            <text:p>5.71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7672" calcext:value-type="float">
            <text:p>5.75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116" calcext:value-type="float">
            <text:p>5.47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6-30 12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1536" calcext:value-type="float">
            <text:p>5.43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5776" calcext:value-type="float">
            <text:p>5.06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872" calcext:value-type="float">
            <text:p>4.9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4104" calcext:value-type="float">
            <text:p>5.40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9344" calcext:value-type="float">
            <text:p>5.419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3-02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6816" calcext:value-type="float">
            <text:p>5.76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3504" calcext:value-type="float">
            <text:p>6.0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2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6128" calcext:value-type="float">
            <text:p>5.59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2056" calcext:value-type="float">
            <text:p>5.782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548" calcext:value-type="float">
            <text:p>5.7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644" calcext:value-type="float">
            <text:p>5.806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8904" calcext:value-type="float">
            <text:p>5.70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168" calcext:value-type="float">
            <text:p>5.82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27776" calcext:value-type="float">
            <text:p>5.8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83224" calcext:value-type="float">
            <text:p>5.983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3392" calcext:value-type="float">
            <text:p>5.80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61304" calcext:value-type="float">
            <text:p>5.86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4832" calcext:value-type="float">
            <text:p>5.8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6168" calcext:value-type="float">
            <text:p>5.91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9-29 14:3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54496" calcext:value-type="float">
            <text:p>6.25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2744" calcext:value-type="float">
            <text:p>5.95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9968" calcext:value-type="float">
            <text:p>5.83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7296" calcext:value-type="float">
            <text:p>5.79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0072" calcext:value-type="float">
            <text:p>5.91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9216" calcext:value-type="float">
            <text:p>5.91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88736" calcext:value-type="float">
            <text:p>5.88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0448" calcext:value-type="float">
            <text:p>5.87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1032" calcext:value-type="float">
            <text:p>5.97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7024" calcext:value-type="float">
            <text:p>5.90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5884" calcext:value-type="float">
            <text:p>5.95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5208" calcext:value-type="float">
            <text:p>5.85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9592" calcext:value-type="float">
            <text:p>5.87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9112" calcext:value-type="float">
            <text:p>5.84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9864" calcext:value-type="float">
            <text:p>5.76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1888" calcext:value-type="float">
            <text:p>5.96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0992" calcext:value-type="float">
            <text:p>5.65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0344" calcext:value-type="float">
            <text:p>5.80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5584" calcext:value-type="float">
            <text:p>5.81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1952" calcext:value-type="float">
            <text:p>5.71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1848" calcext:value-type="float">
            <text:p>5.64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5104" calcext:value-type="float">
            <text:p>5.78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2808" calcext:value-type="float">
            <text:p>5.702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8592" calcext:value-type="float">
            <text:p>5.49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6712" calcext:value-type="float">
            <text:p>5.69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1744" calcext:value-type="float">
            <text:p>5.57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3936" calcext:value-type="float">
            <text:p>5.583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9176" calcext:value-type="float">
            <text:p>5.599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8216" calcext:value-type="float">
            <text:p>5.53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212" calcext:value-type="float">
            <text:p>5.53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88" calcext:value-type="float">
            <text:p>5.6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09488" calcext:value-type="float">
            <text:p>5.80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1472" calcext:value-type="float">
            <text:p>5.6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8424" calcext:value-type="float">
            <text:p>5.67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2432" calcext:value-type="float">
            <text:p>5.74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928" calcext:value-type="float">
            <text:p>5.6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5752" calcext:value-type="float">
            <text:p>5.63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5272" calcext:value-type="float">
            <text:p>5.60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32704" calcext:value-type="float">
            <text:p>5.63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3664" calcext:value-type="float">
            <text:p>5.6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9384" calcext:value-type="float">
            <text:p>5.73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3872" calcext:value-type="float">
            <text:p>5.83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88152" calcext:value-type="float">
            <text:p>5.78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3768" calcext:value-type="float">
            <text:p>5.76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7192" calcext:value-type="float">
            <text:p>5.72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6336" calcext:value-type="float">
            <text:p>5.7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43016" calcext:value-type="float">
            <text:p>5.84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6072" calcext:value-type="float">
            <text:p>5.7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4144" calcext:value-type="float">
            <text:p>5.72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7944" calcext:value-type="float">
            <text:p>5.64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0616" calcext:value-type="float">
            <text:p>5.69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0136" calcext:value-type="float">
            <text:p>5.66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7568" calcext:value-type="float">
            <text:p>5.68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1576" calcext:value-type="float">
            <text:p>5.75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8452" calcext:value-type="float">
            <text:p>5.68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1368" calcext:value-type="float">
            <text:p>5.61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4792" calcext:value-type="float">
            <text:p>5.57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2224" calcext:value-type="float">
            <text:p>5.60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9824" calcext:value-type="float">
            <text:p>5.44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1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7088" calcext:value-type="float">
            <text:p>5.65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2-22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22264" calcext:value-type="float">
            <text:p>5.92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0784" calcext:value-type="float">
            <text:p>5.510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05856" calcext:value-type="float">
            <text:p>5.7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9976" calcext:value-type="float">
            <text:p>5.69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3352" calcext:value-type="float">
            <text:p>5.48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0408" calcext:value-type="float">
            <text:p>5.55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5404" calcext:value-type="float">
            <text:p>5.65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2328" calcext:value-type="float">
            <text:p>5.67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2768" calcext:value-type="float">
            <text:p>5.38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0512" calcext:value-type="float">
            <text:p>5.62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9656" calcext:value-type="float">
            <text:p>5.629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9552" calcext:value-type="float">
            <text:p>5.55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5648" calcext:value-type="float">
            <text:p>5.565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9448" calcext:value-type="float">
            <text:p>5.48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44896" calcext:value-type="float">
            <text:p>5.64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68696" calcext:value-type="float">
            <text:p>5.56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4208" calcext:value-type="float">
            <text:p>5.47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0032" calcext:value-type="float">
            <text:p>5.59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5544" calcext:value-type="float">
            <text:p>5.49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3728" calcext:value-type="float">
            <text:p>5.44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6504" calcext:value-type="float">
            <text:p>5.55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3832" calcext:value-type="float">
            <text:p>5.51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6984" calcext:value-type="float">
            <text:p>5.58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164" calcext:value-type="float">
            <text:p>5.50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9928" calcext:value-type="float">
            <text:p>5.51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92496" calcext:value-type="float">
            <text:p>5.49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77256" calcext:value-type="float">
            <text:p>5.47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2016" calcext:value-type="float">
            <text:p>5.46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736" calcext:value-type="float">
            <text:p>5.5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3248" calcext:value-type="float">
            <text:p>5.41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35168" calcext:value-type="float">
            <text:p>5.535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4688" calcext:value-type="float">
            <text:p>5.50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0304" calcext:value-type="float">
            <text:p>5.48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7904" calcext:value-type="float">
            <text:p>5.327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4584" calcext:value-type="float">
            <text:p>5.43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6776" calcext:value-type="float">
            <text:p>5.44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496" calcext:value-type="float">
            <text:p>5.3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7-02 15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4416" calcext:value-type="float">
            <text:p>5.61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6696" calcext:value-type="float">
            <text:p>4.806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8888" calcext:value-type="float">
            <text:p>4.81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5632" calcext:value-type="float">
            <text:p>4.6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6112" calcext:value-type="float">
            <text:p>4.70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2688" calcext:value-type="float">
            <text:p>4.74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8032" calcext:value-type="float">
            <text:p>4.82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6488" calcext:value-type="float">
            <text:p>4.66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62856" calcext:value-type="float">
            <text:p>4.56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9744" calcext:value-type="float">
            <text:p>4.80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1144" calcext:value-type="float">
            <text:p>4.58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7928" calcext:value-type="float">
            <text:p>4.75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7008" calcext:value-type="float">
            <text:p>5.01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2792" calcext:value-type="float">
            <text:p>4.81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8992" calcext:value-type="float">
            <text:p>4.888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6904" calcext:value-type="float">
            <text:p>4.94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1496" calcext:value-type="float">
            <text:p>5.11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07736" calcext:value-type="float">
            <text:p>5.50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2-04 15:0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17464" calcext:value-type="float">
            <text:p>5.61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208" calcext:value-type="float">
            <text:p>5.2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016" calcext:value-type="float">
            <text:p>5.0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7048" calcext:value-type="float">
            <text:p>5.337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20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1328" calcext:value-type="float">
            <text:p>5.29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9616" calcext:value-type="float">
            <text:p>5.309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9136" calcext:value-type="float">
            <text:p>5.27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5232" calcext:value-type="float">
            <text:p>5.285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1704" calcext:value-type="float">
            <text:p>5.25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256" calcext:value-type="float">
            <text:p>5.2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2456" calcext:value-type="float">
            <text:p>5.17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3376" calcext:value-type="float">
            <text:p>4.913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9-23 15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8408" calcext:value-type="float">
            <text:p>4.78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4128" calcext:value-type="float">
            <text:p>4.834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2208" calcext:value-type="float">
            <text:p>4.7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724" calcext:value-type="float">
            <text:p>4.587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8472" calcext:value-type="float">
            <text:p>4.538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628" calcext:value-type="float">
            <text:p>4.52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2752" calcext:value-type="float">
            <text:p>4.492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7616" calcext:value-type="float">
            <text:p>4.547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4088" calcext:value-type="float">
            <text:p>4.514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532" calcext:value-type="float">
            <text:p>4.46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3816" calcext:value-type="float">
            <text:p>4.623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0936" calcext:value-type="float">
            <text:p>4.440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7888" calcext:value-type="float">
            <text:p>4.4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6344" calcext:value-type="float">
            <text:p>4.27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056" calcext:value-type="float">
            <text:p>4.4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7952" calcext:value-type="float">
            <text:p>4.18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816" calcext:value-type="float">
            <text:p>4.3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0144" calcext:value-type="float">
            <text:p>4.20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8808" calcext:value-type="float">
            <text:p>4.1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6512" calcext:value-type="float">
            <text:p>4.096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2192" calcext:value-type="float">
            <text:p>3.8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7704" calcext:value-type="float">
            <text:p>3.727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6472" calcext:value-type="float">
            <text:p>3.776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048" calcext:value-type="float">
            <text:p>3.8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6304" calcext:value-type="float">
            <text:p>3.956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6-11 12:5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7328" calcext:value-type="float">
            <text:p>3.76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82568" calcext:value-type="float">
            <text:p>3.782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1064" calcext:value-type="float">
            <text:p>3.94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9144" calcext:value-type="float">
            <text:p>3.81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9584" calcext:value-type="float">
            <text:p>3.52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472" calcext:value-type="float">
            <text:p>3.4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6848" calcext:value-type="float">
            <text:p>3.7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7224" calcext:value-type="float">
            <text:p>3.69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284" calcext:value-type="float">
            <text:p>3.672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1296" calcext:value-type="float">
            <text:p>3.51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4824" calcext:value-type="float">
            <text:p>3.54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1128" calcext:value-type="float">
            <text:p>3.691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5948" calcext:value-type="float">
            <text:p>3.4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60064" calcext:value-type="float">
            <text:p>3.560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5408" calcext:value-type="float">
            <text:p>3.64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71672" calcext:value-type="float">
            <text:p>3.47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44" calcext:value-type="float">
            <text:p>3.520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332" calcext:value-type="float">
            <text:p>3.70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0792" calcext:value-type="float">
            <text:p>4.050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2632" calcext:value-type="float">
            <text:p>3.53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9104" calcext:value-type="float">
            <text:p>3.499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0816" calcext:value-type="float">
            <text:p>3.48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17392" calcext:value-type="float">
            <text:p>3.5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2256" calcext:value-type="float">
            <text:p>3.57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86912" calcext:value-type="float">
            <text:p>3.48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4236" calcext:value-type="float">
            <text:p>3.64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9896" calcext:value-type="float">
            <text:p>3.73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8832" calcext:value-type="float">
            <text:p>3.608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21024" calcext:value-type="float">
            <text:p>3.621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94176" calcext:value-type="float">
            <text:p>3.694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8768" calcext:value-type="float">
            <text:p>3.85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5136" calcext:value-type="float">
            <text:p>3.75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812" calcext:value-type="float">
            <text:p>4.0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7056" calcext:value-type="float">
            <text:p>3.87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3048" calcext:value-type="float">
            <text:p>3.81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5344" calcext:value-type="float">
            <text:p>3.8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0376" calcext:value-type="float">
            <text:p>3.7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338" calcext:value-type="float">
            <text:p>3.7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6952" calcext:value-type="float">
            <text:p>3.80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3528" calcext:value-type="float">
            <text:p>3.843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0688" calcext:value-type="float">
            <text:p>3.980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668" calcext:value-type="float">
            <text:p>3.91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0208" calcext:value-type="float">
            <text:p>3.9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3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7536" calcext:value-type="float">
            <text:p>3.9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6824" calcext:value-type="float">
            <text:p>4.3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7764" calcext:value-type="float">
            <text:p>3.977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49624" calcext:value-type="float">
            <text:p>3.8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7848" calcext:value-type="float">
            <text:p>4.11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1272" calcext:value-type="float">
            <text:p>4.081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5864" calcext:value-type="float">
            <text:p>4.24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0896" calcext:value-type="float">
            <text:p>4.120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2064" calcext:value-type="float">
            <text:p>4.32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8872" calcext:value-type="float">
            <text:p>3.9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9248" calcext:value-type="float">
            <text:p>3.889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2672" calcext:value-type="float">
            <text:p>3.85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80104" calcext:value-type="float">
            <text:p>3.88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2-26 14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5448" calcext:value-type="float">
            <text:p>3.965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0272" calcext:value-type="float">
            <text:p>3.700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52088" calcext:value-type="float">
            <text:p>3.752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8392" calcext:value-type="float">
            <text:p>3.89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6888" calcext:value-type="float">
            <text:p>4.056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7952" calcext:value-type="float">
            <text:p>3.7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4112" calcext:value-type="float">
            <text:p>3.94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7096" calcext:value-type="float">
            <text:p>3.8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24656" calcext:value-type="float">
            <text:p>3.724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92296" calcext:value-type="float">
            <text:p>3.89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03904" calcext:value-type="float">
            <text:p>3.80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42944" calcext:value-type="float">
            <text:p>3.742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9352" calcext:value-type="float">
            <text:p>3.9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9456" calcext:value-type="float">
            <text:p>4.029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8016" calcext:value-type="float">
            <text:p>3.93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908" calcext:value-type="float">
            <text:p>4.06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8056" calcext:value-type="float">
            <text:p>4.258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1376" calcext:value-type="float">
            <text:p>4.151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5008" calcext:value-type="float">
            <text:p>4.25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0352" calcext:value-type="float">
            <text:p>4.34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9184" calcext:value-type="float">
            <text:p>4.13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3088" calcext:value-type="float">
            <text:p>4.133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004" calcext:value-type="float">
            <text:p>4.1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5928" calcext:value-type="float">
            <text:p>3.99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4424" calcext:value-type="float">
            <text:p>4.154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8432" calcext:value-type="float">
            <text:p>4.0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9936" calcext:value-type="float">
            <text:p>4.05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5656" calcext:value-type="float">
            <text:p>4.105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624" calcext:value-type="float">
            <text:p>4.2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2232" calcext:value-type="float">
            <text:p>4.14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26992" calcext:value-type="float">
            <text:p>4.126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53256" calcext:value-type="float">
            <text:p>3.95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8224" calcext:value-type="float">
            <text:p>4.07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9288" calcext:value-type="float">
            <text:p>3.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72128" calcext:value-type="float">
            <text:p>4.07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05072" calcext:value-type="float">
            <text:p>4.00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9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7576" calcext:value-type="float">
            <text:p>4.1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57472" calcext:value-type="float">
            <text:p>4.157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4048" calcext:value-type="float">
            <text:p>4.194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2336" calcext:value-type="float">
            <text:p>4.212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6032" calcext:value-type="float">
            <text:p>4.066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3776" calcext:value-type="float">
            <text:p>4.30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0456" calcext:value-type="float">
            <text:p>4.4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8432" calcext:value-type="float">
            <text:p>4.218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31208" calcext:value-type="float">
            <text:p>4.3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1584" calcext:value-type="float">
            <text:p>4.2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3672" calcext:value-type="float">
            <text:p>4.23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9872" calcext:value-type="float">
            <text:p>4.3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864" calcext:value-type="float">
            <text:p>4.35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8264" calcext:value-type="float">
            <text:p>4.398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25112" calcext:value-type="float">
            <text:p>4.32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1688" calcext:value-type="float">
            <text:p>4.36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3128" calcext:value-type="float">
            <text:p>4.453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3712" calcext:value-type="float">
            <text:p>4.55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3608" calcext:value-type="float">
            <text:p>4.48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6928" calcext:value-type="float">
            <text:p>4.37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62272" calcext:value-type="float">
            <text:p>4.46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9224" calcext:value-type="float">
            <text:p>4.459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31792" calcext:value-type="float">
            <text:p>4.431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0288" calcext:value-type="float">
            <text:p>4.5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772" calcext:value-type="float">
            <text:p>4.617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868" calcext:value-type="float">
            <text:p>4.678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4776" calcext:value-type="float">
            <text:p>4.68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1248" calcext:value-type="float">
            <text:p>4.651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9432" calcext:value-type="float">
            <text:p>4.599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3544" calcext:value-type="float">
            <text:p>4.7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5424" calcext:value-type="float">
            <text:p>4.535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1832" calcext:value-type="float">
            <text:p>4.75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0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84192" calcext:value-type="float">
            <text:p>4.58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0768" calcext:value-type="float">
            <text:p>4.620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1624" calcext:value-type="float">
            <text:p>4.611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248" calcext:value-type="float">
            <text:p>4.6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44" calcext:value-type="float">
            <text:p>4.7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3168" calcext:value-type="float">
            <text:p>4.77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27448" calcext:value-type="float">
            <text:p>4.72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0872" calcext:value-type="float">
            <text:p>4.69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3336" calcext:value-type="float">
            <text:p>4.593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344" calcext:value-type="float">
            <text:p>4.6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14672" calcext:value-type="float">
            <text:p>4.614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5676" calcext:value-type="float">
            <text:p>4.556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9-21 13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008" calcext:value-type="float">
            <text:p>4.45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9-18 1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204" calcext:value-type="float">
            <text:p>4.89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7656" calcext:value-type="float">
            <text:p>4.86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2624" calcext:value-type="float">
            <text:p>4.99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6632" calcext:value-type="float">
            <text:p>5.05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7696" calcext:value-type="float">
            <text:p>5.18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5816" calcext:value-type="float">
            <text:p>5.38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6944" calcext:value-type="float">
            <text:p>5.26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304" calcext:value-type="float">
            <text:p>5.2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6464" calcext:value-type="float">
            <text:p>5.23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1808" calcext:value-type="float">
            <text:p>5.32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0744" calcext:value-type="float">
            <text:p>5.1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2664" calcext:value-type="float">
            <text:p>5.31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5128" calcext:value-type="float">
            <text:p>5.21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1976" calcext:value-type="float">
            <text:p>5.14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5504" calcext:value-type="float">
            <text:p>5.17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4168" calcext:value-type="float">
            <text:p>5.15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6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4272" calcext:value-type="float">
            <text:p>5.224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6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6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6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6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3792" calcext:value-type="float">
            <text:p>5.193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6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6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6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2184" calcext:value-type="float">
            <text:p>5.2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6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6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9888" calcext:value-type="float">
            <text:p>5.199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6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6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6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4752" calcext:value-type="float">
            <text:p>5.254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6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4648" calcext:value-type="float">
            <text:p>5.184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6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6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6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6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6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5608" calcext:value-type="float">
            <text:p>5.24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6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5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5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5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5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7552" calcext:value-type="float">
            <text:p>4.79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5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5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5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9784" calcext:value-type="float">
            <text:p>5.12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5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5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5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578" calcext:value-type="float">
            <text:p>5.25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5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5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5568" calcext:value-type="float">
            <text:p>4.92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5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5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7592" calcext:value-type="float">
            <text:p>5.11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5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5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5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5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5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5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5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5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1184" calcext:value-type="float">
            <text:p>4.901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5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5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5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5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5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5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5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5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4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4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4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4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45736" calcext:value-type="float">
            <text:p>4.74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4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2144" calcext:value-type="float">
            <text:p>4.962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4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012" calcext:value-type="float">
            <text:p>4.77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4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4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4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1664" calcext:value-type="float">
            <text:p>4.931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4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4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4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4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3648" calcext:value-type="float">
            <text:p>4.80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4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8512" calcext:value-type="float">
            <text:p>4.858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4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4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37176" calcext:value-type="float">
            <text:p>4.83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4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9264" calcext:value-type="float">
            <text:p>4.77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4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0496" calcext:value-type="float">
            <text:p>4.7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4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4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4984" calcext:value-type="float">
            <text:p>4.824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4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4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4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21936" calcext:value-type="float">
            <text:p>4.821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4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4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9848" calcext:value-type="float">
            <text:p>4.879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4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5088" calcext:value-type="float">
            <text:p>4.89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4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1584" calcext:value-type="float">
            <text:p>4.8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4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4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3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3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3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3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3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3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3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3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3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3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3-20 13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3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3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3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3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3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8344" calcext:value-type="float">
            <text:p>5.03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3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3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3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3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3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1016" calcext:value-type="float">
            <text:p>5.081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3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3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3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95672" calcext:value-type="float">
            <text:p>4.995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3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6736" calcext:value-type="float">
            <text:p>5.12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3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3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492" calcext:value-type="float">
            <text:p>5.07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3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3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3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9684" calcext:value-type="float">
            <text:p>5.19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1224" calcext:value-type="float">
            <text:p>5.22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0848" calcext:value-type="float">
            <text:p>5.260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0576" calcext:value-type="float">
            <text:p>5.370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02" calcext:value-type="float">
            <text:p>5.41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4312" calcext:value-type="float">
            <text:p>5.544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6568" calcext:value-type="float">
            <text:p>5.306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1056" calcext:value-type="float">
            <text:p>5.40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24856" calcext:value-type="float">
            <text:p>5.324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8384" calcext:value-type="float">
            <text:p>5.35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16296" calcext:value-type="float">
            <text:p>5.41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4376" calcext:value-type="float">
            <text:p>5.2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5712" calcext:value-type="float">
            <text:p>5.31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864" calcext:value-type="float">
            <text:p>5.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9072" calcext:value-type="float">
            <text:p>5.52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9992" calcext:value-type="float">
            <text:p>5.269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1876" calcext:value-type="float">
            <text:p>5.31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9512" calcext:value-type="float">
            <text:p>5.239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8488" calcext:value-type="float">
            <text:p>5.42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7528" calcext:value-type="float">
            <text:p>5.36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41264" calcext:value-type="float">
            <text:p>5.54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6672" calcext:value-type="float">
            <text:p>5.37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1912" calcext:value-type="float">
            <text:p>5.391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6448" calcext:value-type="float">
            <text:p>5.3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88864" calcext:value-type="float">
            <text:p>5.38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5064" calcext:value-type="float">
            <text:p>5.46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5336" calcext:value-type="float">
            <text:p>5.355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8968" calcext:value-type="float">
            <text:p>5.45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07152" calcext:value-type="float">
            <text:p>5.40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2392" calcext:value-type="float">
            <text:p>5.42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6192" calcext:value-type="float">
            <text:p>5.34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972" calcext:value-type="float">
            <text:p>5.37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0096" calcext:value-type="float">
            <text:p>5.34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2872" calcext:value-type="float">
            <text:p>5.45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2732" calcext:value-type="float">
            <text:p>5.22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3144" calcext:value-type="float">
            <text:p>5.343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352" calcext:value-type="float">
            <text:p>5.30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8828" calcext:value-type="float">
            <text:p>5.28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18176" calcext:value-type="float">
            <text:p>5.21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8-0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78552" calcext:value-type="float">
            <text:p>5.178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3312" calcext:value-type="float">
            <text:p>5.16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2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2832" calcext:value-type="float">
            <text:p>5.1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2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4924" calcext:value-type="float">
            <text:p>5.349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2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9408" calcext:value-type="float">
            <text:p>5.16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2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2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2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14544" calcext:value-type="float">
            <text:p>5.11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2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2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3688" calcext:value-type="float">
            <text:p>5.12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2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9032" calcext:value-type="float">
            <text:p>5.20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2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2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3208" calcext:value-type="float">
            <text:p>5.093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2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2352" calcext:value-type="float">
            <text:p>5.102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2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9304" calcext:value-type="float">
            <text:p>5.09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2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2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76088" calcext:value-type="float">
            <text:p>5.276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2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0912" calcext:value-type="float">
            <text:p>5.010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2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2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2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2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2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636" calcext:value-type="float">
            <text:p>5.16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2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2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4336" calcext:value-type="float">
            <text:p>4.97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2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2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2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2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2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0808" calcext:value-type="float">
            <text:p>4.94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1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1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1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1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0432" calcext:value-type="float">
            <text:p>4.98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1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5464" calcext:value-type="float">
            <text:p>4.855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1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1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1396" calcext:value-type="float">
            <text:p>5.0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1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6528" calcext:value-type="float">
            <text:p>4.986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1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1872" calcext:value-type="float">
            <text:p>5.07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1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1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824" calcext:value-type="float">
            <text:p>4.9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1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816" calcext:value-type="float">
            <text:p>5.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1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1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92" calcext:value-type="float">
            <text:p>5.0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1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1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7112" calcext:value-type="float">
            <text:p>5.087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1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444" calcext:value-type="float">
            <text:p>5.04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1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8928" calcext:value-type="float">
            <text:p>5.13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1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8448" calcext:value-type="float">
            <text:p>5.10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1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1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1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7488" calcext:value-type="float">
            <text:p>5.047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1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1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8824" calcext:value-type="float">
            <text:p>5.0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1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1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0536" calcext:value-type="float">
            <text:p>5.050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1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7864" calcext:value-type="float">
            <text:p>5.00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1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71288" calcext:value-type="float">
            <text:p>4.97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0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3588" calcext:value-type="float">
            <text:p>5.13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0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0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41392" calcext:value-type="float">
            <text:p>5.041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0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84064" calcext:value-type="float">
            <text:p>5.084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0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0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96256" calcext:value-type="float">
            <text:p>5.09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0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3584" calcext:value-type="float">
            <text:p>5.053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0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9576" calcext:value-type="float">
            <text:p>4.98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0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3" calcext:value-type="float">
            <text:p>4.95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0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0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0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0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0-17 12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0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0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28616" calcext:value-type="float">
            <text:p>4.928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0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3856" calcext:value-type="float">
            <text:p>4.94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0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0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0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4608" calcext:value-type="float">
            <text:p>4.864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0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2248" calcext:value-type="float">
            <text:p>5.032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0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4816" calcext:value-type="float">
            <text:p>5.004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0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3752" calcext:value-type="float">
            <text:p>4.873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0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536" calcext:value-type="float">
            <text:p>4.7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0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4712" calcext:value-type="float">
            <text:p>4.93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0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62728" calcext:value-type="float">
            <text:p>5.0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0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3776" calcext:value-type="float">
            <text:p>4.93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0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8348" calcext:value-type="float">
            <text:p>4.98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0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10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9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9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9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1456" calcext:value-type="float">
            <text:p>4.79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9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728" calcext:value-type="float">
            <text:p>4.9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9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9096" calcext:value-type="float">
            <text:p>4.9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9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9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94504" calcext:value-type="float">
            <text:p>4.79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9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9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9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9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9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1728" calcext:value-type="float">
            <text:p>4.681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9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9368" calcext:value-type="float">
            <text:p>4.84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9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3064" calcext:value-type="float">
            <text:p>4.70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9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3272" calcext:value-type="float">
            <text:p>4.843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9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9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9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9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52416" calcext:value-type="float">
            <text:p>4.8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9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9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6592" calcext:value-type="float">
            <text:p>4.73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9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96968" calcext:value-type="float">
            <text:p>4.696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9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3964" calcext:value-type="float">
            <text:p>4.7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9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9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5256" calcext:value-type="float">
            <text:p>4.71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9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0976" calcext:value-type="float">
            <text:p>4.76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9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9536" calcext:value-type="float">
            <text:p>4.6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9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6008" calcext:value-type="float">
            <text:p>4.63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9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96384" calcext:value-type="float">
            <text:p>4.596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8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76216" calcext:value-type="float">
            <text:p>4.77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8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9912" calcext:value-type="float">
            <text:p>4.6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8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916" calcext:value-type="float">
            <text:p>4.70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8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8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4296" calcext:value-type="float">
            <text:p>4.6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8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8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00016" calcext:value-type="float">
            <text:p>4.7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8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9328" calcext:value-type="float">
            <text:p>4.5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8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8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8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8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8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7032" calcext:value-type="float">
            <text:p>4.447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8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9704" calcext:value-type="float">
            <text:p>4.489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8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26864" calcext:value-type="float">
            <text:p>4.62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8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86656" calcext:value-type="float">
            <text:p>4.48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8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6552" calcext:value-type="float">
            <text:p>4.4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8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32376" calcext:value-type="float">
            <text:p>4.53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8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4152" calcext:value-type="float">
            <text:p>4.54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8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7136" calcext:value-type="float">
            <text:p>4.517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8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8848" calcext:value-type="float">
            <text:p>4.49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8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71416" calcext:value-type="float">
            <text:p>4.471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8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96" calcext:value-type="float">
            <text:p>4.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8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3232" calcext:value-type="float">
            <text:p>4.523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8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8536" calcext:value-type="float">
            <text:p>4.28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8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64736" calcext:value-type="float">
            <text:p>4.36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8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6072" calcext:value-type="float">
            <text:p>4.38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8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00728" calcext:value-type="float">
            <text:p>4.300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8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8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5696" calcext:value-type="float">
            <text:p>4.42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7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7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9288" calcext:value-type="float">
            <text:p>4.20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7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9768" calcext:value-type="float">
            <text:p>4.2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7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7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052" calcext:value-type="float">
            <text:p>4.1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7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7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672" calcext:value-type="float">
            <text:p>4.23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7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7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48" calcext:value-type="float">
            <text:p>4.1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7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0248" calcext:value-type="float">
            <text:p>4.270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7-2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7-1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7-1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7-1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1104" calcext:value-type="float">
            <text:p>4.26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7-1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5196" calcext:value-type="float">
            <text:p>4.25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7-1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528" calcext:value-type="float">
            <text:p>4.1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7-1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24528" calcext:value-type="float">
            <text:p>4.2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7-1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03192" calcext:value-type="float">
            <text:p>4.203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7-1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30624" calcext:value-type="float">
            <text:p>4.2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7-1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3464" calcext:value-type="float">
            <text:p>4.0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7-1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7-0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11752" calcext:value-type="float">
            <text:p>4.111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7-0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36136" calcext:value-type="float">
            <text:p>4.136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7-0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9496" calcext:value-type="float">
            <text:p>4.3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7-0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79392" calcext:value-type="float">
            <text:p>4.2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7-0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5968" calcext:value-type="float">
            <text:p>4.315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7-0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15384" calcext:value-type="float">
            <text:p>4.215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7-0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7408" calcext:value-type="float">
            <text:p>4.407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7-0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19016" calcext:value-type="float">
            <text:p>4.319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7-0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46448" calcext:value-type="float">
            <text:p>4.346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6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52544" calcext:value-type="float">
            <text:p>4.35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6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4944" calcext:value-type="float">
            <text:p>4.504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6-27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1896" calcext:value-type="float">
            <text:p>4.50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6-26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56176" calcext:value-type="float">
            <text:p>4.45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6-25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0832" calcext:value-type="float">
            <text:p>4.37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6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8912" calcext:value-type="float">
            <text:p>4.3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6-23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07992" calcext:value-type="float">
            <text:p>4.50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6-22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01312" calcext:value-type="float">
            <text:p>4.4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6-2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28744" calcext:value-type="float">
            <text:p>4.428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848085340201</text:p>
          </table:table-cell>
          <table:table-cell office:value-type="string" calcext:value-type="string">
            <text:p>2017-06-20 14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56048" calcext:value-type="float">
            <text:p>4.956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58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3521" meta:object-count="0"/>
    <meta:user-defined meta:name="AppVersion">3.0</meta:user-defined>
  </office:meta>
</office:document-meta>
</file>